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5cm" fo:min-width="2.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0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15cm" fo:min-width="1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2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85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15cm" fo:min-width="1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55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position="super 58%" fo:font-size="20pt" style:font-size-asian="20pt" style:font-size-complex="20pt"/>
    </style:style>
    <style:style style:name="P4" style:family="paragraph">
      <style:paragraph-properties fo:margin-top="0cm" fo:margin-bottom="1.4cm" fo:text-align="center"/>
      <style:text-properties style:text-position="super 58%" fo:font-size="20pt" style:font-size-asian="20pt" style:font-size-complex="20pt"/>
    </style:style>
    <style:style style:name="P5" style:family="paragraph">
      <style:paragraph-properties fo:text-align="center"/>
      <style:text-properties style:text-position="33% 58%"/>
    </style:style>
    <style:style style:name="P6" style:family="paragraph">
      <style:paragraph-properties fo:text-align="center"/>
      <style:text-properties style:text-position="33% 58%"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 fo:font-size="20pt" style:font-size-asian="20pt" style:font-size-complex="20pt"/>
    </style:style>
    <style:style style:name="T3" style:family="text">
      <style:text-properties style:text-position="33% 58%"/>
    </style:style>
    <style:style style:name="T4" style:family="text">
      <style:text-properties style:text-position="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1.4cm" svg:x="8.1cm" svg:y="3.4cm">
          <text:p text:style-name="P1"><text:span text:style-name="T1">View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4cm" svg:x="14cm" svg:y="3.4cm">
          <text:p text:style-name="P1"><text:span text:style-name="T1">IWebBrow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4.8cm" svg:x2="9.6cm" svg:y2="12.9cm">
          <text:p/>
        </draw:line>
        <draw:line draw:style-name="gr2" draw:text-style-name="P2" draw:layer="layout" svg:x1="15.5cm" svg:y1="4.8cm" svg:x2="15.6cm" svg:y2="12.9cm">
          <text:p/>
        </draw:line>
        <draw:custom-shape draw:style-name="gr3" draw:text-style-name="P2" draw:layer="layout" svg:width="0.5cm" svg:height="4.4cm" svg:x="9.3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1cm" svg:x="15.3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1cm" svg:x="15.3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1cm" svg:x="15.3cm" svg:y="8.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8cm" svg:y1="5.3cm" svg:x2="15.3cm" svg:y2="5.3cm">
          <text:p text:style-name="P3"><text:span text:style-name="T2">UnregisterHandler()</text:span></text:p>
        </draw:line>
        <draw:line draw:style-name="gr6" draw:text-style-name="P2" draw:layer="layout" svg:x1="15.3cm" svg:y1="6.1cm" svg:x2="9.8cm" svg:y2="6.1cm">
          <text:p/>
        </draw:line>
        <draw:line draw:style-name="gr5" draw:text-style-name="P3" draw:layer="layout" svg:x1="9.8cm" svg:y1="6.9cm" svg:x2="15.3cm" svg:y2="6.9cm">
          <text:p text:style-name="P3"><text:span text:style-name="T2">RegisterHandler()</text:span></text:p>
        </draw:line>
        <draw:line draw:style-name="gr6" draw:text-style-name="P2" draw:layer="layout" svg:x1="15.3cm" svg:y1="7.7cm" svg:x2="9.8cm" svg:y2="7.7cm">
          <text:p/>
        </draw:line>
        <draw:line draw:style-name="gr5" draw:text-style-name="P3" draw:layer="layout" svg:x1="9.8cm" svg:y1="8.5cm" svg:x2="15.3cm" svg:y2="8.5cm">
          <text:p text:style-name="P3"><text:span text:style-name="T2">Request(Address</text:span><text:span text:style-name="T2">)</text:span></text:p>
        </draw:line>
        <draw:line draw:style-name="gr7" draw:text-style-name="P5" draw:layer="layout" svg:x1="9.8cm" svg:y1="9.3cm" svg:x2="15.3cm" svg:y2="9.3cm">
          <text:p text:style-name="P5"><text:span text:style-name="T3">Response()</text:span></text:p>
        </draw:line>
        <draw:custom-shape draw:style-name="gr1" draw:text-style-name="P1" draw:layer="layout" svg:width="2.9cm" svg:height="1.4cm" svg:x="2.7cm" svg:y="3.4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4.8cm" svg:x2="4.2cm" svg:y2="12.9cm">
          <text:p/>
        </draw:line>
        <draw:custom-shape draw:style-name="gr8" draw:text-style-name="P2" draw:layer="layout" svg:width="0.5cm" svg:height="6.9cm" svg:x="3.9cm" svg:y="5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cm" svg:y1="5.3cm" svg:x2="9.3cm" svg:y2="5.3cm">
          <text:p text:style-name="P3"><text:span text:style-name="T2">Refresh(URL, HTML)</text:span></text:p>
        </draw:line>
        <draw:line draw:style-name="gr7" draw:text-style-name="P5" draw:layer="layout" svg:x1="4.4cm" svg:y1="9.3cm" svg:x2="9.3cm" svg:y2="9.3cm">
          <text:p text:style-name="P5"><text:span text:style-name="T3"/></text:p>
        </draw:line>
        <draw:frame draw:style-name="gr9" draw:layer="layout" svg:width="8.423cm" svg:height="0.962cm" svg:x="1.7cm" svg:y="2.1cm">
          <draw:text-box>
            <text:p>Overview: ResourceHandler</text:p>
          </draw:text-box>
        </draw:frame>
        <draw:frame draw:style-name="gr9" draw:layer="layout" svg:width="8.037cm" svg:height="0.962cm" svg:x="1.6cm" svg:y="14.1cm">
          <draw:text-box>
            <text:p>Overview: SchemeHandler</text:p>
          </draw:text-box>
        </draw:frame>
        <draw:custom-shape draw:style-name="gr4" draw:text-style-name="P2" draw:layer="layout" svg:width="0.5cm" svg:height="1cm" svg:x="15.301cm" svg:y="10.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801cm" svg:y1="11.7cm" svg:x2="15.301cm" svg:y2="11.7cm">
          <text:p text:style-name="P6"><text:span text:style-name="T4">Response()</text:span></text:p>
        </draw:line>
        <draw:line draw:style-name="gr5" draw:text-style-name="P3" draw:layer="layout" svg:x1="9.8cm" svg:y1="10.983cm" svg:x2="15.3cm" svg:y2="10.983cm">
          <text:p text:style-name="P3"><text:span text:style-name="T2">Request(Address)</text:span></text:p>
        </draw:line>
        <draw:custom-shape draw:style-name="gr4" draw:text-style-name="P2" draw:layer="layout" svg:width="0.5cm" svg:height="1cm" svg:x="9.301cm" svg:y="10.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cm" svg:y1="11cm" svg:x2="9.3cm" svg:y2="11cm">
          <text:p text:style-name="P3"><text:span text:style-name="T2">UpdateDisplay()</text:span></text:p>
        </draw:line>
        <draw:line draw:style-name="gr10" draw:text-style-name="P2" draw:layer="layout" svg:x1="9.3cm" svg:y1="11.7cm" svg:x2="4.4cm" svg:y2="11.7cm">
          <text:p/>
        </draw:line>
        <draw:custom-shape draw:style-name="gr11" draw:text-style-name="P1" draw:layer="layout" svg:width="2.2cm" svg:height="1.4cm" svg:x="6.6cm" svg:y="15.2cm">
          <text:p text:style-name="P1"><text:span text:style-name="T1">ViewMod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1.4cm" svg:x="10.9cm" svg:y="15.2cm">
          <text:p text:style-name="P1"><text:span text:style-name="T1">IWebBrow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cm" svg:y1="16.6cm" svg:x2="7.7cm" svg:y2="21.1cm">
          <text:p/>
        </draw:line>
        <draw:line draw:style-name="gr2" draw:text-style-name="P2" draw:layer="layout" svg:x1="12.3cm" svg:y1="16.6cm" svg:x2="12.3cm" svg:y2="21.1cm">
          <text:p/>
        </draw:line>
        <draw:custom-shape draw:style-name="gr13" draw:text-style-name="P2" draw:layer="layout" svg:width="0.5cm" svg:height="1.1cm" svg:x="7.5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1cm" svg:x="12.1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8cm" svg:y1="17.1cm" svg:x2="12.1cm" svg:y2="17.1cm">
          <text:p text:style-name="P3"><text:span text:style-name="T2">RegisterScheme()</text:span></text:p>
        </draw:line>
        <draw:line draw:style-name="gr6" draw:text-style-name="P2" draw:layer="layout" svg:x1="12.1cm" svg:y1="17.9cm" svg:x2="8cm" svg:y2="17.9cm">
          <text:p/>
        </draw:line>
        <draw:custom-shape draw:style-name="gr14" draw:text-style-name="P1" draw:layer="layout" svg:width="1.6cm" svg:height="1.4cm" svg:x="2.3cm" svg:y="15.2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cm" svg:y1="16.6cm" svg:x2="3.2cm" svg:y2="21.2cm">
          <text:p/>
        </draw:line>
        <draw:custom-shape draw:style-name="gr15" draw:text-style-name="P2" draw:layer="layout" svg:width="0.5cm" svg:height="3.8cm" svg:x="2.9cm" svg:y="17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4cm" svg:y1="17.1cm" svg:x2="7.5cm" svg:y2="17.1cm">
          <text:p text:style-name="P3"><text:span text:style-name="T2">RegisterScheme()</text:span></text:p>
        </draw:line>
        <draw:line draw:style-name="gr7" draw:text-style-name="P5" draw:layer="layout" svg:x1="3.4cm" svg:y1="17.9cm" svg:x2="7.5cm" svg:y2="17.9cm">
          <text:p/>
        </draw:line>
        <draw:custom-shape draw:style-name="gr4" draw:text-style-name="P2" draw:layer="layout" svg:width="0.5cm" svg:height="1cm" svg:x="12.101cm" svg:y="19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001cm" svg:y1="20.4cm" svg:x2="12.1cm" svg:y2="20.4cm">
          <text:p text:style-name="P6"><text:span text:style-name="T4">Response()</text:span></text:p>
        </draw:line>
        <draw:line draw:style-name="gr5" draw:text-style-name="P3" draw:layer="layout" svg:x1="8cm" svg:y1="19.683cm" svg:x2="12.1cm" svg:y2="19.7cm">
          <text:p text:style-name="P3"><text:span text:style-name="T2">Request(Address)</text:span></text:p>
        </draw:line>
        <draw:custom-shape draw:style-name="gr4" draw:text-style-name="P2" draw:layer="layout" svg:width="0.5cm" svg:height="1cm" svg:x="7.501cm" svg:y="19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4cm" svg:y1="19.7cm" svg:x2="7.5cm" svg:y2="19.7cm">
          <text:p text:style-name="P3"><text:span text:style-name="T2">Update(Address)</text:span></text:p>
        </draw:line>
        <draw:line draw:style-name="gr10" draw:text-style-name="P2" draw:layer="layout" svg:x1="7.5cm" svg:y1="20.4cm" svg:x2="3.4cm" svg:y2="20.4cm">
          <text:p/>
        </draw:line>
        <draw:custom-shape draw:style-name="gr12" draw:text-style-name="P1" draw:layer="layout" svg:width="2.8cm" svg:height="1.4cm" svg:x="16.4cm" svg:y="15.2cm">
          <text:p text:style-name="P1"><text:span text:style-name="T1">Sub-Syste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8cm" svg:y1="16.6cm" svg:x2="17.9cm" svg:y2="21.1cm">
          <text:p/>
        </draw:line>
        <draw:custom-shape draw:style-name="gr4" draw:text-style-name="P2" draw:layer="layout" svg:width="0.5cm" svg:height="1cm" svg:x="17.601cm" svg:y="19.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2.6cm" svg:y1="20.4cm" svg:x2="17.6cm" svg:y2="20.4cm">
          <text:p text:style-name="P6"><text:span text:style-name="T4">Response(content)</text:span></text:p>
        </draw:line>
        <draw:line draw:style-name="gr5" draw:text-style-name="P3" draw:layer="layout" svg:x1="12.6cm" svg:y1="19.683cm" svg:x2="17.6cm" svg:y2="19.7cm">
          <text:p text:style-name="P3"><text:span text:style-name="T2">Query(Address)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20:46:32.120000000</meta:creation-date>
    <dc:date>2015-03-25T21:51:56.660000000</dc:date>
    <meta:editing-duration>PT34M42S</meta:editing-duration>
    <meta:editing-cycles>4</meta:editing-cycles>
    <meta:generator>LibreOffice/4.3.1.2$Windows_x86 LibreOffice_project/958349dc3b25111dbca392fbc281a05559ef6848</meta:generator>
    <meta:document-statistic meta:object-count="51"/>
  </office:meta>
</office:document-meta>
</file>